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772in"/>
    </style:style>
    <style:style style:name="co2" style:family="table-column">
      <style:table-column-properties fo:break-before="auto" style:column-width="1.222in"/>
    </style:style>
    <style:style style:name="co3" style:family="table-column">
      <style:table-column-properties fo:break-before="auto" style:column-width="0.711in"/>
    </style:style>
    <style:style style:name="co4" style:family="table-column">
      <style:table-column-properties fo:break-before="auto" style:column-width="1.4043in"/>
    </style:style>
    <style:style style:name="co5" style:family="table-column">
      <style:table-column-properties fo:break-before="auto" style:column-width="1.6008in"/>
    </style:style>
    <style:style style:name="co6" style:family="table-column">
      <style:table-column-properties fo:break-before="auto" style:column-width="1.161in"/>
    </style:style>
    <style:style style:name="co7" style:family="table-column">
      <style:table-column-properties fo:break-before="auto" style:column-width="0.861in"/>
    </style:style>
    <style:style style:name="co8" style:family="table-column">
      <style:table-column-properties fo:break-before="auto" style:column-width="1.1827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9217in"/>
    </style:style>
    <style:style style:name="co11" style:family="table-column">
      <style:table-column-properties fo:break-before="auto" style:column-width="1.0398in"/>
    </style:style>
    <style:style style:name="co12" style:family="table-column">
      <style:table-column-properties fo:break-before="auto" style:column-width="1.1398in"/>
    </style:style>
    <style:style style:name="co13" style:family="table-column">
      <style:table-column-properties fo:break-before="auto" style:column-width="0.3102in"/>
    </style:style>
    <style:style style:name="co14" style:family="table-column">
      <style:table-column-properties fo:break-before="auto" style:column-width="1.45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4"/>
  </office:automatic-styles>
  <office:body>
    <office:spreadsheet>
      <table:calculation-settings table:automatic-find-labels="false"/>
      <table:table table:name="Motherboa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ce1"/>
        <table:table-column table:style-name="co11" table:default-cell-style-name="ce1"/>
        <table:table-column table:style-name="co12" table:default-cell-style-name="Default"/>
        <table:table-column table:style-name="co9" table:number-columns-repeated="2" table:default-cell-style-name="Default"/>
        <table:table-column table:style-name="co9" table:number-columns-repeated="2" table:default-cell-style-name="ce1"/>
        <table:table-column table:style-name="co13" table:default-cell-style-name="Default"/>
        <table:table-column table:style-name="co14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Prototype board quantity: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Production board quantity:</text:p>
          </table:table-cell>
          <table:table-cell office:value-type="float" office:value="12" calcext:value-type="float">
            <text:p>12</text:p>
          </table:table-cell>
          <table:table-cell table:number-columns-repeated="5"/>
          <table:table-cell office:value-type="string" calcext:value-type="string">
            <text:p>Prototype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Production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<text:s/>Quantity</text:p>
          </table:table-cell>
          <table:table-cell office:value-type="string" calcext:value-type="string">
            <text:p><text:s/>Value</text:p>
          </table:table-cell>
          <table:table-cell office:value-type="string" calcext:value-type="string">
            <text:p><text:s/>Footprint</text:p>
          </table:table-cell>
          <table:table-cell office:value-type="string" calcext:value-type="string">
            <text:p><text:s/>Supplier Name</text:p>
          </table:table-cell>
          <table:table-cell office:value-type="string" calcext:value-type="string">
            <text:p><text:s/>Notes</text:p>
          </table:table-cell>
          <table:table-cell office:value-type="string" calcext:value-type="string">
            <text:p>Catalog Number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order quantity</text:p>
          </table:table-cell>
          <table:table-cell table:style-name="Default" office:value-type="string" calcext:value-type="string">
            <text:p>Price each</text:p>
          </table:table-cell>
          <table:table-cell table:style-name="Default" office:value-type="string" calcext:value-type="string">
            <text:p>Price total</text:p>
          </table:table-cell>
          <table:table-cell office:value-type="string" calcext:value-type="string">
            <text:p>Catalog Number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order quantity</text:p>
          </table:table-cell>
          <table:table-cell table:style-name="Default" office:value-type="string" calcext:value-type="string">
            <text:p>Price each</text:p>
          </table:table-cell>
          <table:table-cell table:style-name="Default" office:value-type="string" calcext:value-type="string">
            <text:p>Price Total</text:p>
          </table:table-cell>
          <table:table-cell/>
          <table:table-cell office:value-type="string" calcext:value-type="string">
            <text:p>Note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1 C10 C11 C12 C13 C14 C2 C3 C4 C5 C6 C7 C8 C9 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mods:FK18X5R0J105K</text:p>
          </table:table-cell>
          <table:table-cell office:value-type="string" calcext:value-type="string">
            <text:p>Digi-Key</text:p>
          </table:table-cell>
          <table:table-cell/>
          <table:table-cell office:value-type="string" calcext:value-type="string">
            <text:p>445-8395-ND </text:p>
          </table:table-cell>
          <table:table-cell table:formula="of:=[.$B$1]*[.C4]"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currency" office:currency="USD" office:value="0.2" calcext:value-type="currency">
            <text:p>$0.20</text:p>
          </table:table-cell>
          <table:table-cell table:formula="of:=[.J4]*[.K4]" office:value-type="currency" office:currency="USD" office:value="6" calcext:value-type="currency">
            <text:p>$6.00</text:p>
          </table:table-cell>
          <table:table-cell office:value-type="string" calcext:value-type="string">
            <text:p>445-8395-ND </text:p>
          </table:table-cell>
          <table:table-cell table:formula="of:=[.$B$2]*[.C4]" office:value-type="float" office:value="168" calcext:value-type="float">
            <text:p>168</text:p>
          </table:table-cell>
          <table:table-cell office:value-type="float" office:value="200" calcext:value-type="float">
            <text:p>200</text:p>
          </table:table-cell>
          <table:table-cell office:value-type="currency" office:currency="USD" office:value="0.1136" calcext:value-type="currency">
            <text:p>$0.11</text:p>
          </table:table-cell>
          <table:table-cell table:formula="of:=[.O4]*[.P4]" office:value-type="currency" office:currency="USD" office:value="22.72" calcext:value-type="currency">
            <text:p>$22.7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10</text:p>
          </table:table-cell>
          <table:table-cell office:value-type="string" calcext:value-type="string">
            <text:p>Mods:1723162216</text:p>
          </table:table-cell>
          <table:table-cell office:value-type="string" calcext:value-type="string">
            <text:p>Digi-Key</text:p>
          </table:table-cell>
          <table:table-cell/>
          <table:table-cell office:value-type="string" calcext:value-type="string">
            <text:p>WM11879-ND</text:p>
          </table:table-cell>
          <table:table-cell table:formula="of:=[.$B$1]*[.C5]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currency" office:currency="USD" office:value="7.38" calcext:value-type="currency">
            <text:p>$7.38</text:p>
          </table:table-cell>
          <table:table-cell table:formula="of:=[.J5]*[.K5]" office:value-type="currency" office:currency="USD" office:value="22.14" calcext:value-type="currency">
            <text:p>$22.14</text:p>
          </table:table-cell>
          <table:table-cell office:value-type="string" calcext:value-type="string">
            <text:p>WM11879-ND</text:p>
          </table:table-cell>
          <table:table-cell table:formula="of:=[.$B$2]*[.C5]"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currency" office:currency="USD" office:value="7.08" calcext:value-type="currency">
            <text:p>$7.08</text:p>
          </table:table-cell>
          <table:table-cell table:formula="of:=[.O5]*[.P5]" office:value-type="currency" office:currency="USD" office:value="106.2" calcext:value-type="currency">
            <text:p>$106.20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9-M</text:p>
          </table:table-cell>
          <table:table-cell office:value-type="string" calcext:value-type="string">
            <text:p>mods:DB9FC</text:p>
          </table:table-cell>
          <table:table-cell office:value-type="string" calcext:value-type="string">
            <text:p>Digi-Key</text:p>
          </table:table-cell>
          <table:table-cell/>
          <table:table-cell office:value-type="string" calcext:value-type="string">
            <text:p>1109FME-ND</text:p>
          </table:table-cell>
          <table:table-cell table:formula="of:=[.$B$1]*[.C6]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currency" office:currency="USD" office:value="6.96" calcext:value-type="currency">
            <text:p>$6.96</text:p>
          </table:table-cell>
          <table:table-cell table:formula="of:=[.J6]*[.K6]" office:value-type="currency" office:currency="USD" office:value="20.88" calcext:value-type="currency">
            <text:p>$20.88</text:p>
          </table:table-cell>
          <table:table-cell office:value-type="string" calcext:value-type="string">
            <text:p>1109FME-ND</text:p>
          </table:table-cell>
          <table:table-cell table:formula="of:=[.$B$2]*[.C6]"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currency" office:currency="USD" office:value="6.67" calcext:value-type="currency">
            <text:p>$6.67</text:p>
          </table:table-cell>
          <table:table-cell table:formula="of:=[.O6]*[.P6]" office:value-type="currency" office:currency="USD" office:value="100.05" calcext:value-type="currency">
            <text:p>$100.05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2X03</text:p>
          </table:table-cell>
          <table:table-cell office:value-type="string" calcext:value-type="string">
            <text:p>mods:2x3_pin_10in</text:p>
          </table:table-cell>
          <table:table-cell office:value-type="string" calcext:value-type="string">
            <text:p>Digi-Key</text:p>
          </table:table-cell>
          <table:table-cell/>
          <table:table-cell office:value-type="string" calcext:value-type="string">
            <text:p>609-3218-ND</text:p>
          </table:table-cell>
          <table:table-cell table:formula="of:=[.$B$1]*[.C7]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currency" office:currency="USD" office:value="0.27" calcext:value-type="currency">
            <text:p>$0.27</text:p>
          </table:table-cell>
          <table:table-cell table:formula="of:=[.J7]*[.K7]" office:value-type="currency" office:currency="USD" office:value="0.81" calcext:value-type="currency">
            <text:p>$0.81</text:p>
          </table:table-cell>
          <table:table-cell office:value-type="string" calcext:value-type="string">
            <text:p>609-3218-ND</text:p>
          </table:table-cell>
          <table:table-cell table:formula="of:=[.$B$2]*[.C7]"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currency" office:currency="USD" office:value="0.258" calcext:value-type="currency">
            <text:p>$0.26</text:p>
          </table:table-cell>
          <table:table-cell table:formula="of:=[.O7]*[.P7]" office:value-type="currency" office:currency="USD" office:value="3.87" calcext:value-type="currency">
            <text:p>$3.87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1 M2 M3 M4 M5 M6 M7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N_02X25</text:p>
          </table:table-cell>
          <table:table-cell office:value-type="string" calcext:value-type="string">
            <text:p>mods:50_pin_10in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Quantity 2x</text:p>
          </table:table-cell>
          <table:table-cell office:value-type="string" calcext:value-type="string">
            <text:p>25-0513-10T</text:p>
          </table:table-cell>
          <table:table-cell table:formula="of:=[.$B$1]*[.C8]*2"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currency" office:currency="USD" office:value="2.9" calcext:value-type="currency">
            <text:p>$2.90</text:p>
          </table:table-cell>
          <table:table-cell table:formula="of:=[.J8]*[.K8]" office:value-type="currency" office:currency="USD" office:value="87" calcext:value-type="currency">
            <text:p>$87.00</text:p>
          </table:table-cell>
          <table:table-cell office:value-type="string" calcext:value-type="string">
            <text:p>25-0513-10T</text:p>
          </table:table-cell>
          <table:table-cell table:formula="of:=[.$B$2]*[.C8]*2" office:value-type="float" office:value="168" calcext:value-type="float">
            <text:p>168</text:p>
          </table:table-cell>
          <table:table-cell table:formula="of:=[.N8]" office:value-type="float" office:value="168" calcext:value-type="float">
            <text:p>168</text:p>
          </table:table-cell>
          <table:table-cell office:value-type="currency" office:currency="USD" office:value="2.32" calcext:value-type="currency">
            <text:p>$2.32</text:p>
          </table:table-cell>
          <table:table-cell table:formula="of:=[.O8]*[.P8]" office:value-type="currency" office:currency="USD" office:value="389.76" calcext:value-type="currency">
            <text:p>$389.76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8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2X09</text:p>
          </table:table-cell>
          <table:table-cell office:value-type="string" calcext:value-type="string">
            <text:p>mods:2x_9_pin_10in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Quantity 2x</text:p>
          </table:table-cell>
          <table:table-cell office:value-type="string" calcext:value-type="string">
            <text:p>09-0513-10T</text:p>
          </table:table-cell>
          <table:table-cell table:formula="of:=[.$B$1]*[.C9]*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currency" office:currency="USD" office:value="1.87" calcext:value-type="currency">
            <text:p>$1.87</text:p>
          </table:table-cell>
          <table:table-cell table:formula="of:=[.J9]*[.K9]" office:value-type="currency" office:currency="USD" office:value="9.35" calcext:value-type="currency">
            <text:p>$9.35</text:p>
          </table:table-cell>
          <table:table-cell office:value-type="string" calcext:value-type="string">
            <text:p>09-0513-10</text:p>
          </table:table-cell>
          <table:table-cell table:formula="of:=[.$B$2]*[.C9]*2" office:value-type="float" office:value="24" calcext:value-type="float">
            <text:p>24</text:p>
          </table:table-cell>
          <table:table-cell table:formula="of:=[.N9]" office:value-type="float" office:value="24" calcext:value-type="float">
            <text:p>24</text:p>
          </table:table-cell>
          <table:table-cell office:value-type="currency" office:currency="USD" office:value="1.35" calcext:value-type="currency">
            <text:p>$1.35</text:p>
          </table:table-cell>
          <table:table-cell table:formula="of:=[.O9]*[.P9]" office:value-type="currency" office:currency="USD" office:value="32.4" calcext:value-type="currency">
            <text:p>$32.40</text:p>
          </table:table-cell>
          <table:table-cell/>
          <table:table-cell office:value-type="string" calcext:value-type="string">
            <text:p>IC socket?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1 P10 P11 P12 P13 P14 P15 P16 P2 P3 P4 P5 P6 P7 P8 P9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NN_02X07</text:p>
          </table:table-cell>
          <table:table-cell office:value-type="string" calcext:value-type="string">
            <text:p>mods:2x7_pin_10in</text:p>
          </table:table-cell>
          <table:table-cell office:value-type="string" calcext:value-type="string">
            <text:p>Digi-Key</text:p>
          </table:table-cell>
          <table:table-cell/>
          <table:table-cell office:value-type="string" calcext:value-type="string">
            <text:p>S9170-ND</text:p>
          </table:table-cell>
          <table:table-cell table:formula="of:=[.$B$1]*[.C10]"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currency" office:currency="USD" office:value="0.3852" calcext:value-type="currency">
            <text:p>$0.39</text:p>
          </table:table-cell>
          <table:table-cell table:formula="of:=[.J10]*[.K10]" office:value-type="currency" office:currency="USD" office:value="15.408" calcext:value-type="currency">
            <text:p>$15.41</text:p>
          </table:table-cell>
          <table:table-cell office:value-type="string" calcext:value-type="string">
            <text:p>S9170-ND</text:p>
          </table:table-cell>
          <table:table-cell table:formula="of:=[.$B$2]*[.C10]" office:value-type="float" office:value="192" calcext:value-type="float">
            <text:p>192</text:p>
          </table:table-cell>
          <table:table-cell office:value-type="float" office:value="200" calcext:value-type="float">
            <text:p>200</text:p>
          </table:table-cell>
          <table:table-cell table:style-name="Default" office:value-type="float" office:value="0.315" calcext:value-type="float">
            <text:p>0.315</text:p>
          </table:table-cell>
          <table:table-cell table:formula="of:=[.O10]*[.P10]" office:value-type="currency" office:currency="USD" office:value="63" calcext:value-type="currency">
            <text:p>$63.00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17 P18 P19 P20 P21 P22 P23 P24 P25 P26 P27 P28 P29 P30 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8_R_01X09</text:p>
          </table:table-cell>
          <table:table-cell office:value-type="string" calcext:value-type="string">
            <text:p>mods:9_pin_10in</text:p>
          </table:table-cell>
          <table:table-cell office:value-type="string" calcext:value-type="string">
            <text:p>Digi-Key</text:p>
          </table:table-cell>
          <table:table-cell/>
          <table:table-cell office:value-type="string" calcext:value-type="string">
            <text:p>09-0513-10T</text:p>
          </table:table-cell>
          <table:table-cell table:formula="of:=[.$B$1]*[.C11]"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currency" office:currency="USD" office:value="2.687" calcext:value-type="currency">
            <text:p>$2.69</text:p>
          </table:table-cell>
          <table:table-cell table:formula="of:=[.J11]*[.K11]" office:value-type="currency" office:currency="USD" office:value="80.61" calcext:value-type="currency">
            <text:p>$80.61</text:p>
          </table:table-cell>
          <table:table-cell office:value-type="string" calcext:value-type="string">
            <text:p>09-0513-10</text:p>
          </table:table-cell>
          <table:table-cell table:formula="of:=[.$B$2]*[.C11]" office:value-type="float" office:value="168" calcext:value-type="float">
            <text:p>168</text:p>
          </table:table-cell>
          <table:table-cell office:value-type="float" office:value="200" calcext:value-type="float">
            <text:p>200</text:p>
          </table:table-cell>
          <table:table-cell office:value-type="currency" office:currency="USD" office:value="2.2132" calcext:value-type="currency">
            <text:p>$2.21</text:p>
          </table:table-cell>
          <table:table-cell table:formula="of:=[.O11]*[.P11]" office:value-type="currency" office:currency="USD" office:value="442.64" calcext:value-type="currency">
            <text:p>$442.64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ND_M1 GND_M2 GND_M3 GND_M4 GND_M5 GND_M6 GND_M7 PWR_M1 PWR_M2 PWR_M3 PWR_M4 PWR_M5 PWR_M6 PWR_M7 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ONN_01X10</text:p>
          </table:table-cell>
          <table:table-cell office:value-type="string" calcext:value-type="string">
            <text:p>mods:10_pin_10in</text:p>
          </table:table-cell>
          <table:table-cell office:value-type="string" calcext:value-type="string">
            <text:p>Digi-Key</text:p>
          </table:table-cell>
          <table:table-cell/>
          <table:table-cell office:value-type="string" calcext:value-type="string">
            <text:p>10-0513-10</text:p>
          </table:table-cell>
          <table:table-cell table:formula="of:=[.$B$1]*[.C12]"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currency" office:currency="USD" office:value="1.57" calcext:value-type="currency">
            <text:p>$1.57</text:p>
          </table:table-cell>
          <table:table-cell table:formula="of:=[.J12]*[.K12]" office:value-type="currency" office:currency="USD" office:value="47.1" calcext:value-type="currency">
            <text:p>$47.10</text:p>
          </table:table-cell>
          <table:table-cell office:value-type="string" calcext:value-type="string">
            <text:p>10-0513-10</text:p>
          </table:table-cell>
          <table:table-cell table:formula="of:=[.$B$2]*[.C12]" office:value-type="float" office:value="168" calcext:value-type="float">
            <text:p>168</text:p>
          </table:table-cell>
          <table:table-cell office:value-type="float" office:value="200" calcext:value-type="float">
            <text:p>200</text:p>
          </table:table-cell>
          <table:table-cell office:value-type="currency" office:currency="USD" office:value="1.26" calcext:value-type="currency">
            <text:p>$1.26</text:p>
          </table:table-cell>
          <table:table-cell table:formula="of:=[.O12]*[.P12]" office:value-type="currency" office:currency="USD" office:value="252" calcext:value-type="currency">
            <text:p>$252.0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U1 U2 U3 U4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N_02X12</text:p>
          </table:table-cell>
          <table:table-cell office:value-type="string" calcext:value-type="string">
            <text:p>mods:24_pin_10in</text:p>
          </table:table-cell>
          <table:table-cell office:value-type="string" calcext:value-type="string">
            <text:p>Digi-Key</text:p>
          </table:table-cell>
          <table:table-cell/>
          <table:table-cell office:value-type="string" calcext:value-type="string">
            <text:p>214-44-624-01-670800</text:p>
          </table:table-cell>
          <table:table-cell table:formula="of:=[.$B$1]*[.C13]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1.98" calcext:value-type="currency">
            <text:p>$1.98</text:p>
          </table:table-cell>
          <table:table-cell table:formula="of:=[.J13]*[.K13]" office:value-type="currency" office:currency="USD" office:value="19.8" calcext:value-type="currency">
            <text:p>$19.80</text:p>
          </table:table-cell>
          <table:table-cell office:value-type="string" calcext:value-type="string">
            <text:p>214-44-624-01-670800</text:p>
          </table:table-cell>
          <table:table-cell table:formula="of:=[.$B$2]*[.C13]"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currency" office:currency="USD" office:value="1.98" calcext:value-type="currency">
            <text:p>$1.98</text:p>
          </table:table-cell>
          <table:table-cell table:formula="of:=[.O13]*[.P13]" office:value-type="currency" office:currency="USD" office:value="99" calcext:value-type="currency">
            <text:p>$99.00</text:p>
          </table:table-cell>
          <table:table-cell table:number-columns-repeated="3"/>
        </table:table-row>
        <table:table-row table:style-name="ro1">
          <table:table-cell table:number-columns-repeated="10"/>
          <table:table-cell table:style-name="Default" office:value-type="string" calcext:value-type="string">
            <text:p>Total cost: </text:p>
          </table:table-cell>
          <table:table-cell table:formula="of:=SUM([.L4:.L13])" office:value-type="currency" office:currency="USD" office:value="309.098" calcext:value-type="currency">
            <text:p>$309.10</text:p>
          </table:table-cell>
          <table:table-cell table:number-columns-repeated="3"/>
          <table:table-cell table:style-name="Default" office:value-type="string" calcext:value-type="string">
            <text:p>Total cost</text:p>
          </table:table-cell>
          <table:table-cell table:formula="of:=SUM([.Q4:.Q13])" office:value-type="currency" office:currency="USD" office:value="1511.64" calcext:value-type="currency">
            <text:p>$1,511.64</text:p>
          </table:table-cell>
          <table:table-cell table:number-columns-repeated="3"/>
        </table:table-row>
        <table:table-row table:style-name="ro1">
          <table:table-cell table:number-columns-repeated="10"/>
          <table:table-cell table:style-name="Default" office:value-type="string" calcext:value-type="string">
            <text:p>Per board:</text:p>
          </table:table-cell>
          <table:table-cell table:formula="of:=[.L14]/[.B1]" office:value-type="currency" office:currency="USD" office:value="154.549" calcext:value-type="currency">
            <text:p>$154.55</text:p>
          </table:table-cell>
          <table:table-cell table:number-columns-repeated="3"/>
          <table:table-cell table:style-name="Default" office:value-type="string" calcext:value-type="string">
            <text:p>Per board:</text:p>
          </table:table-cell>
          <table:table-cell table:formula="of:=[.Q14]/[.B2]" office:value-type="currency" office:currency="USD" office:value="125.97" calcext:value-type="currency">
            <text:p>$125.97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5">00/00/0000</text:date>, <text:time style:data-style-name="N2" text:time-value="16:49:01.3570524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8-15T16:49:59.629064454</dc:date>
    <meta:editing-duration>PT39M37S</meta:editing-duration>
    <meta:editing-cycles>7</meta:editing-cycles>
    <meta:generator>LibreOffice/4.2.8.2$Linux_X86_64 LibreOffice_project/420m0$Build-2</meta:generator>
    <dc:creator>Eric Hazen</dc:creator>
    <meta:document-statistic meta:table-count="1" meta:cell-count="195" meta:object-count="0"/>
  </office:meta>
</office:document-meta>
</file>